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cea" officeooo:paragraph-rsid="0010f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test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0T14:50:54.798524102</meta:creation-date>
    <dc:date>2024-06-20T14:51:24.719300249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4.7.2$Linux_X86_64 LibreOffice_project/40$Build-2</meta:generator>
  </office:meta>
</office:document-meta>
</file>